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 " svg:font-family="Lato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ato" svg:font-family="Lato" style:font-pitch="variable"/>
    <style:font-face style:name="Lato Black" svg:font-family="'Lato Black'" style:font-pitch="variable"/>
    <style:font-face style:name="Lato Black1" svg:font-family="'Lato Black'" style:font-adornments="Black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Lato " fo:font-size="11pt" officeooo:rsid="00129ac7" officeooo:paragraph-rsid="00129ac7" style:font-size-asian="11pt" style:font-size-complex="11pt"/>
    </style:style>
    <style:style style:name="P2" style:family="paragraph" style:parent-style-name="Text_20_body">
      <style:text-properties style:font-name="Lato " fo:font-size="11pt" officeooo:rsid="0014239d" officeooo:paragraph-rsid="0014239d" style:font-size-asian="11pt" style:font-size-complex="11pt"/>
    </style:style>
    <style:style style:name="P3" style:family="paragraph" style:parent-style-name="Text_20_body">
      <style:text-properties style:font-name="Lato " fo:font-size="11pt" officeooo:rsid="0014898d" officeooo:paragraph-rsid="0014898d" style:font-size-asian="11pt" style:font-size-complex="11pt"/>
    </style:style>
    <style:style style:name="P4" style:family="paragraph" style:parent-style-name="Text_20_body">
      <style:text-properties style:font-name="Lato"/>
    </style:style>
    <style:style style:name="P5" style:family="paragraph" style:parent-style-name="Text_20_body">
      <style:text-properties style:font-name="Lato" fo:font-size="11pt" officeooo:rsid="00129ac7" officeooo:paragraph-rsid="00129ac7" style:font-size-asian="11pt" style:font-size-complex="11pt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1">
      <style:paragraph-properties fo:margin-top="0cm" fo:margin-bottom="0cm" loext:contextual-spacing="false"/>
    </style:style>
    <style:style style:name="P9" style:family="paragraph" style:parent-style-name="Text_20_body" style:list-style-name="L2">
      <style:paragraph-properties fo:margin-top="0cm" fo:margin-bottom="0cm" loext:contextual-spacing="false"/>
    </style:style>
    <style:style style:name="P10" style:family="paragraph" style:parent-style-name="Preformatted_20_Text">
      <style:text-properties style:font-name="Lato Black" fo:font-size="12pt" officeooo:rsid="00129ac7" officeooo:paragraph-rsid="00129ac7" style:font-size-asian="12pt" style:font-size-complex="12pt"/>
    </style:style>
    <style:style style:name="P11" style:family="paragraph" style:parent-style-name="Preformatted_20_Text">
      <style:text-properties style:font-name="Lato " fo:font-size="11pt" officeooo:rsid="00129ac7" officeooo:paragraph-rsid="00129ac7" style:font-size-asian="11pt" style:font-size-complex="11pt"/>
    </style:style>
    <style:style style:name="P12" style:family="paragraph" style:parent-style-name="Preformatted_20_Text">
      <style:text-properties style:font-name="Lato " fo:font-size="11pt" officeooo:rsid="0014239d" officeooo:paragraph-rsid="0014239d" style:font-size-asian="11pt" style:font-size-complex="11pt"/>
    </style:style>
    <style:style style:name="P13" style:family="paragraph" style:parent-style-name="Preformatted_20_Text">
      <style:text-properties style:font-name="Lato " fo:font-size="11pt" officeooo:rsid="0014898d" officeooo:paragraph-rsid="0014898d" style:font-size-asian="11pt" style:font-size-complex="11pt"/>
    </style:style>
    <style:style style:name="P14" style:family="paragraph" style:parent-style-name="Preformatted_20_Text">
      <style:text-properties style:font-name="Lato " fo:font-size="12pt" officeooo:rsid="00129ac7" officeooo:paragraph-rsid="00129ac7" style:font-size-asian="12pt" style:font-size-complex="12pt"/>
    </style:style>
    <style:style style:name="P15" style:family="paragraph" style:parent-style-name="Preformatted_20_Text">
      <style:text-properties style:font-name="Lato" fo:font-size="11pt" officeooo:rsid="00129ac7" officeooo:paragraph-rsid="00129ac7" style:font-size-asian="11pt" style:font-size-complex="11pt"/>
    </style:style>
    <style:style style:name="P16" style:family="paragraph" style:parent-style-name="Preformatted_20_Text">
      <style:paragraph-properties fo:margin-top="0cm" fo:margin-bottom="0.499cm" loext:contextual-spacing="false"/>
    </style:style>
    <style:style style:name="P17" style:family="paragraph" style:parent-style-name="Quotations">
      <style:text-properties style:font-name="Lato"/>
    </style:style>
    <style:style style:name="T1" style:family="text">
      <style:text-properties style:font-name="Lato"/>
    </style:style>
    <style:style style:name="T2" style:family="text">
      <style:text-properties fo:font-weight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Strings in Python</text:p>
      <text:p text:style-name="P10"/>
      <text:p text:style-name="P14">1) split() : </text:p>
      <text:p text:style-name="P11"/>
      <text:p text:style-name="P5">At some point, you may need to break a large string down into smaller chunks, or strings. This is the opposite of concatenation which merges or combines strings into one.</text:p>
      <text:p text:style-name="P4">To do this, you use the split function. What it does is split or breakup a string and add the data to a string array using a defined separator.</text:p>
      <text:p text:style-name="P4">If no separator is defined when you call upon the function, whitespace will be used by default. In simpler terms, the separator is a defined character that will be placed between each variable.</text:p>
      <text:p text:style-name="P15"/>
      <text:p text:style-name="P15">2) count() : </text:p>
      <text:p text:style-name="P15"/>
      <text:p text:style-name="P1"><text:span text:style-name="Strong_20_Emphasis"><text:span text:style-name="T1">count()</text:span></text:span><text:span text:style-name="T1"> function in an inbuilt function in python programming language that returns the number of occurrences of a substring in the given string.</text:span></text:p>
      <text:p text:style-name="Text_20_body"><text:span text:style-name="Strong_20_Emphasis"><text:span text:style-name="T1">Syntax:</text:span></text:span><text:span text:style-name="T1"> </text:span></text:p>
      <text:p text:style-name="P17">string.count(substring, start=…, end=…)</text:p>
      <text:p text:style-name="P11">3) find() :</text:p>
      <text:p text:style-name="P11"/>
      <text:p text:style-name="P1">The syntax of find() function is:</text:p>
      <text:p text:style-name="Preformatted_20_Text"/>
      <text:p text:style-name="P16"><text:span text:style-name="Source_20_Text">str.find(sub[, start[, end]])</text:span></text:p>
      <text:p text:style-name="Text_20_body">This function returns the lowest index in the string where substring “sub” is found within the <text:a xlink:type="simple" xlink:href="https://www.journaldev.com/23584/python-slice-string" text:style-name="Internet_20_link" text:visited-style-name="Visited_20_Internet_20_Link">slice</text:a> s[start:end].</text:p>
      <text:p text:style-name="Text_20_body"><text:span text:style-name="Strong_20_Emphasis">start</text:span> default value is 0 and it’s an optional argument.</text:p>
      <text:p text:style-name="Text_20_body"><text:span text:style-name="Strong_20_Emphasis">end</text:span> default value is length of the string, it’s an optional argument.</text:p>
      <text:p text:style-name="Text_20_body">If the substring is not found then -1 is returned.</text:p>
      <text:p text:style-name="P11"/>
      <text:p text:style-name="P11">4) isalnum() :</text:p>
      <text:p text:style-name="P11"/>
      <text:p text:style-name="P1">isalnum() function in Python programming language checks whether all the characters in a given string is alphanumeric or not.</text:p>
      <text:p text:style-name="Text_20_body"><text:span text:style-name="Strong_20_Emphasis">Alphanumeric</text:span>:<text:span text:style-name="Emphasis">A character that is either a letter or a number</text:span></text:p>
      <text:p text:style-name="P11">string.isalnum()</text:p>
      <text:p text:style-name="P11"/>
      <text:p text:style-name="P11">5) isalpha() :</text:p>
      <text:p text:style-name="P11"/>
      <text:p text:style-name="P11"><text:span text:style-name="T2">isalpha()</text:span> is a built-in method used for string handling. The <text:span text:style-name="T2">isalpha()</text:span> methods returns “True” if all characters in the string are alphabets, Otherwise, It returns “False”.</text:p>
      <text:p text:style-name="P11"/>
      <text:p text:style-name="P11"><text:soft-page-break/></text:p>
      <text:p text:style-name="P12">6) strip() :</text:p>
      <text:p text:style-name="P12"/>
      <text:p text:style-name="P12">string.strip([chars])</text:p>
      <text:p text:style-name="P12"/>
      <text:p text:style-name="P2">The strip() returns a copy of the string with both leading and trailing characters stripped.</text:p>
      <text:list xml:id="list2595910682049421594" text:style-name="L1">
        <text:list-item>
          <text:p text:style-name="P8">When the combination of characters in the <text:span text:style-name="Variable">chars</text:span> argument mismatches the character of the string in the left, it stops removing the leading characters. </text:p>
        </text:list-item>
        <text:list-item>
          <text:p text:style-name="P6">Similarly, when the combination of characters in the <text:span text:style-name="Variable">chars</text:span> argument mismatches the character of the string in the right, it stops removing the trailing characters. </text:p>
        </text:list-item>
      </text:list>
      <text:p text:style-name="P12"/>
      <text:p text:style-name="P13">7) zfill() :</text:p>
      <text:p text:style-name="P13"/>
      <text:p text:style-name="P13">str.zfill(width)</text:p>
      <text:p text:style-name="P13"/>
      <text:p text:style-name="P13"/>
      <text:p text:style-name="P3">The zfill() returns a copy of the string with '0' filled to the left. The length of the returned string depends on the <text:span text:style-name="Variable">width</text:span> provided.</text:p>
      <text:list xml:id="list3918950788363558399" text:style-name="L2">
        <text:list-item>
          <text:p text:style-name="P9">Suppose, the initial length of the string is 10. And, the <text:span text:style-name="Variable">width</text:span> is specified 15. In this case, the zfill() returns a copy of the string with five '0' digits filled to the left. </text:p>
        </text:list-item>
        <text:list-item>
          <text:p text:style-name="P7">Suppose, the initial length of the string is 10. And, the <text:span text:style-name="Variable">width</text:span> is specified 8. In this case, the zfill() doesn't fill '0' digits to the left and returns a copy of the original string. The length of the returned string in this case will be 10. </text:p>
        </text:list-item>
      </text:list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 " svg:font-family="Lato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ato" svg:font-family="Lato" style:font-pitch="variable"/>
    <style:font-face style:name="Lato Black" svg:font-family="'Lato Black'" style:font-pitch="variable"/>
    <style:font-face style:name="Lato Black1" svg:font-family="'Lato Black'" style:font-adornments="Black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2T13:20:21.449249027</dc:date>
    <meta:editing-duration>PT2M2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32" meta:word-count="434" meta:character-count="2529" meta:non-whitespace-character-count="2124"/>
  </office:meta>
</office:document-meta>
</file>